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e da pessoas </text:p>
          </table:table-cell>
          <table:table-cell table:style-name="ce5" office:value-type="string" calcext:value-type="string">
            <text:p>valor inicial </text:p>
          </table:table-cell>
          <table:table-cell table:style-name="ce5" office:value-type="string" calcext:value-type="string">
            <text:p>valor ingresso</text:p>
          </table:table-cell>
          <table:table-cell table:style-name="ce5" office:value-type="string" calcext:value-type="string">
            <text:p>fila rapida</text:p>
          </table:table-cell>
          <table:table-cell table:style-name="ce5" office:value-type="string" calcext:value-type="string">
            <text:p>valor lanche</text:p>
          </table:table-cell>
          <table:table-cell table:style-name="ce5" office:value-type="string" calcext:value-type="string">
            <text:p>valor almoço </text:p>
          </table:table-cell>
          <table:table-cell table:style-name="ce5" office:value-type="string" calcext:value-type="string">
            <text:p>valor toltal</text:p>
          </table:table-cell>
          <table:table-cell table:style-name="ce5" office:value-type="string" calcext:value-type="string">
            <text:p>valor restante</text:p>
          </table:table-cell>
          <table:table-cell table:style-name="ce5" office:value-type="string" calcext:value-type="string">
            <text:p>Mensagem</text:p>
          </table:table-cell>
          <table:table-cell table:style-name="ce5" office:value-type="string" calcext:value-type="string">
            <text:p>% de gast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oa 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7" table:formula="of:=[.C2]+[.D2]*4+[.E2]+[.F2]" office:value-type="float" office:value="61" calcext:value-type="float">
            <text:p>61</text:p>
          </table:table-cell>
          <table:table-cell table:style-name="ce7" table:formula="of:=[.B2]-[.G2]" office:value-type="float" office:value="-11" calcext:value-type="float">
            <text:p>-11</text:p>
          </table:table-cell>
          <table:table-cell table:style-name="ce7" table:formula="of:=IF([.H2]&lt;=0;&quot;III JÁ DEU!&quot;;&quot;ARASOU&quot;)" office:value-type="string" office:string-value="III JÁ DEU!" calcext:value-type="string">
            <text:p>III JÁ DEU!</text:p>
          </table:table-cell>
          <table:table-cell table:style-name="ce10" table:formula="of:=[.G2]/[.B2]" office:value-type="percentage" office:value="1.22" calcext:value-type="percentage">
            <text:p>122.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oa 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7" table:formula="of:=[.C3]+[.D3]*4+[.E3]+[.F3]" office:value-type="float" office:value="40" calcext:value-type="float">
            <text:p>40</text:p>
          </table:table-cell>
          <table:table-cell table:style-name="ce7" table:formula="of:=[.B3]-[.G3]" office:value-type="float" office:value="10" calcext:value-type="float">
            <text:p>10</text:p>
          </table:table-cell>
          <table:table-cell table:style-name="ce7" table:formula="of:=IF([.H3]&lt;=0;&quot;III JÁ DEU!&quot;;&quot;ARASOU&quot;)" office:value-type="string" office:string-value="ARASOU" calcext:value-type="string">
            <text:p>ARASOU</text:p>
          </table:table-cell>
          <table:table-cell table:style-name="ce10" table:formula="of:=[.G3]/[.B3]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oa C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7" table:formula="of:=[.C4]+[.D4]*4+[.E4]+[.F4]" office:value-type="float" office:value="52" calcext:value-type="float">
            <text:p>52</text:p>
          </table:table-cell>
          <table:table-cell table:style-name="ce7" table:formula="of:=[.B4]-[.G4]" office:value-type="float" office:value="-2" calcext:value-type="float">
            <text:p>-2</text:p>
          </table:table-cell>
          <table:table-cell table:style-name="ce7" table:formula="of:=IF([.H4]&lt;=0;&quot;III JÁ DEU!&quot;;&quot;ARASOU&quot;)" office:value-type="string" office:string-value="III JÁ DEU!" calcext:value-type="string">
            <text:p>III JÁ DEU!</text:p>
          </table:table-cell>
          <table:table-cell table:style-name="ce10" table:formula="of:=[.G4]/[.B4]"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oa D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7" table:formula="of:=[.C5]+[.D5]*4+[.E5]+[.F5]" office:value-type="float" office:value="53" calcext:value-type="float">
            <text:p>53</text:p>
          </table:table-cell>
          <table:table-cell table:style-name="ce7" table:formula="of:=[.B5]-[.G5]" office:value-type="float" office:value="-3" calcext:value-type="float">
            <text:p>-3</text:p>
          </table:table-cell>
          <table:table-cell table:style-name="ce7" table:formula="of:=IF([.H5]&lt;=0;&quot;III JÁ DEU!&quot;;&quot;ARASOU&quot;)" office:value-type="string" office:string-value="III JÁ DEU!" calcext:value-type="string">
            <text:p>III JÁ DEU!</text:p>
          </table:table-cell>
          <table:table-cell table:style-name="ce10" table:formula="of:=[.G5]/[.B5]" office:value-type="percentage" office:value="1.06" calcext:value-type="percentage">
            <text:p>106.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oa 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formula="of:=[.C6]+[.D6]*4+[.E6]+[.F6]" office:value-type="float" office:value="64" calcext:value-type="float">
            <text:p>64</text:p>
          </table:table-cell>
          <table:table-cell table:style-name="ce7" table:formula="of:=[.B6]-[.G6]" office:value-type="float" office:value="-14" calcext:value-type="float">
            <text:p>-14</text:p>
          </table:table-cell>
          <table:table-cell table:style-name="ce7" table:formula="of:=IF([.H6]&lt;=0;&quot;III JÁ DEU!&quot;;&quot;ARASOU&quot;)" office:value-type="string" office:string-value="III JÁ DEU!" calcext:value-type="string">
            <text:p>III JÁ DEU!</text:p>
          </table:table-cell>
          <table:table-cell table:style-name="ce10" table:formula="of:=[.G6]/[.B6]" office:value-type="percentage" office:value="1.28" calcext:value-type="percentage">
            <text:p>128.00%</text:p>
          </table:table-cell>
          <table:table-cell table:number-columns-repeated="1014"/>
        </table:table-row>
        <table:table-row table:style-name="ro2">
          <table:table-cell table:number-columns-repeated="4"/>
          <table:table-cell>
            <draw:frame table:end-cell-address="Página1.K25" table:end-x="36.6pt" table:end-y="8.96pt" draw:z-index="0" draw:name="Chart 1" draw:style-name="gr1" draw:text-style-name="P1" svg:width="449.97pt" svg:height="278.22pt" svg:x="7.51pt" svg:y="14.26pt">
              <draw:object draw:notify-on-update-of-ranges="Página1.A2:Página1.A7 Página1.G1:Página1.G1 Página1.G2:Página1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25" calcext:value-type="float">
            <text:p>125</text:p>
          </table:table-cell>
          <table:table-cell table:style-name="ce6" table:formula="of:=COUNTA([.D2:.D6])" office:value-type="float" office:value="4" calcext:value-type="float">
            <text:p>4</text:p>
          </table:table-cell>
          <table:table-cell table:style-name="ce6" table:formula="of:=COUNTA([.E2:.E6])" office:value-type="float" office:value="3" calcext:value-type="float">
            <text:p>3</text:p>
          </table:table-cell>
          <table:table-cell table:style-name="ce6" table:formula="of:=COUNTA([.F2:.F6])" office:value-type="float" office:value="3" calcext:value-type="float">
            <text:p>3</text:p>
          </table:table-cell>
          <table:table-cell table:style-name="ce6" table:formula="of:=MAX([.G2:.G6])" office:value-type="float" office:value="64" calcext:value-type="float">
            <text:p>64</text:p>
          </table:table-cell>
          <table:table-cell table:style-name="ce9" table:number-columns-repeated="10"/>
          <table:table-cell table:style-name="ce11" table:number-columns-repeated="9"/>
          <table:table-cell table:number-columns-repeated="998"/>
        </table:table-row>
        <table:table-row table:style-name="ro1">
          <table:table-cell table:number-columns-repeated="3"/>
          <table:table-cell table:style-name="ce3" table:number-columns-repeated="3"/>
          <table:table-cell table:style-name="ce8" table:formula="of:=MIN([.G2:.G6])" office:value-type="float" office:value="40" calcext:value-type="float">
            <text:p>40</text:p>
          </table:table-cell>
          <table:table-cell table:style-name="ce3" table:number-columns-repeated="10"/>
          <table:table-cell table:number-columns-repeated="1007"/>
        </table:table-row>
        <table:table-row table:style-name="ro1">
          <table:table-cell table:number-columns-repeated="3"/>
          <table:table-cell table:style-name="ce3" table:number-columns-repeated="14"/>
          <table:table-cell table:number-columns-repeated="1007"/>
        </table:table-row>
        <table:table-row table:style-name="ro1">
          <table:table-cell table:number-columns-repeated="3"/>
          <table:table-cell table:style-name="ce3" table:number-columns-repeated="14"/>
          <table:table-cell table:number-columns-repeated="100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3.364cm" style:legend-expansion="high" chart:style-name="ch2"/>
        <chart:plot-area chart:style-name="ch3" table:cell-range-address="Página1.A2:Página1.A7 Página1.G1:Página1.G7" chart:data-source-has-labels="both" svg:x="1.377cm" svg:y="0.196cm" svg:width="11.865cm" svg:height="8.394cm">
          <chartooo:coordinate-region svg:x="1.848cm" svg:y="0.395cm" svg:width="11.394cm" svg:height="7.698cm"/>
          <chart:axis chart:dimension="x" chart:name="primary-x" chart:style-name="ch4" chartooo:axis-type="text">
            <chart:title svg:x="5.829cm" svg:y="8.787cm" chart:style-name="ch5">
              <text:p>nome da pessoas </text:p>
            </chart:title>
            <chart:categories table:cell-range-address="Página1.A2:Página1.A7"/>
          </chart:axis>
          <chart:axis chart:dimension="y" chart:name="primary-y" chart:style-name="ch6">
            <chart:title svg:x="0.451cm" svg:y="5.251cm" chart:style-name="ch7">
              <text:p>valor toltal</text:p>
            </chart:title>
            <chart:grid chart:style-name="ch8" chart:class="major"/>
          </chart:axis>
          <chart:series chart:style-name="ch9" chart:values-cell-range-address="Página1.G2:Página1.G7" chart:label-cell-address="Página1.G1:Página1.G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toltal</text:p>
                <draw:g>
                  <svg:desc>Página1.G1:Págin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ssoa A</text:p>
                <draw:g>
                  <svg:desc>Página1.A2:Página1.A7</svg:desc>
                </draw:g>
              </table:table-cell>
              <table:table-cell office:value-type="float" office:value="61">
                <text:p>61</text:p>
                <draw:g>
                  <svg:desc>Página1.G2:Página1.G7</svg:desc>
                </draw:g>
              </table:table-cell>
            </table:table-row>
            <table:table-row>
              <table:table-cell office:value-type="string">
                <text:p>pessoa B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essoa C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essoa D 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essoa 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